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-13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table:formula="of:=SUM([.B1:.B15])/60" office:value-type="float" office:value="11.4166666666667" calcext:value-type="float">
            <text:p>11.416666666666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2:23:58.632167852</meta:creation-date>
    <dc:date>2019-03-27T12:25:01.088700129</dc:date>
    <meta:editing-duration>PT1M2S</meta:editing-duration>
    <meta:editing-cycles>1</meta:editing-cycles>
    <meta:generator>LibreOffice/5.4.6.2$Linux_X86_64 LibreOffice_project/40m0$Build-2</meta:generator>
    <meta:document-statistic meta:table-count="1" meta:cell-count="31" meta:object-count="0"/>
  </office:meta>
</office:document-meta>
</file>